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4.755cm"/>
    </style:style>
    <style:style style:name="co3" style:family="table-column">
      <style:table-column-properties fo:break-before="auto" style:column-width="4.456cm"/>
    </style:style>
    <style:style style:name="co4" style:family="table-column">
      <style:table-column-properties fo:break-before="auto" style:column-width="4.48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>
            <text:p>Schedule Number</text:p>
          </table:table-cell>
          <table:table-cell table:style-name="ce1" office:value-type="string">
            <text:p>Schedule Contents</text:p>
          </table:table-cell>
          <table:table-cell table:style-name="ce1" office:value-type="string">
            <text:p>Number of Tests</text:p>
          </table:table-cell>
          <table:table-cell table:style-name="ce1" office:value-type="string">
            <text:p>Average Execution Speed</text:p>
          </table:table-cell>
          <table:table-cell table:style-name="ce1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,1,0,2,0,3,0,4,0,0,0,0,0,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,1,0,2,0,0,4,0,3,0,0,0,0,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,0,0,0,0,1,3,4,2,0,0,0,0,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,0,0,0,0,4,2,3,1,0,0,0,0,0,0</text:p>
          </table:table-cell>
          <table:table-cell office:value-type="float" office:value="10">
            <text:p>1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9/08/2012</text:date>, <text:time>14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o Gibson</meta:initial-creator>
    <meta:creation-date>2012-08-09T11:45:24</meta:creation-date>
    <dc:date>2012-08-09T14:20:16</dc:date>
    <dc:creator>Hugo Gibson</dc:creator>
    <meta:editing-duration>PT2H34M54S</meta:editing-duration>
    <meta:editing-cycles>2</meta:editing-cycles>
    <meta:generator>LibreOffice/3.3$Unix LibreOffice_project/330m19$Build-202</meta:generator>
    <meta:document-statistic meta:table-count="3" meta:cell-count="16" meta:object-count="0"/>
  </office:meta>
</office:document-meta>
</file>